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CA0C59C4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subtitle">
      <style:graphic-properties draw:fill-color="#ffffff" draw:textarea-vertical-align="top"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fo:min-height="13.859cm"/>
    </style:style>
    <style:style style:name="pr7" style:family="presentation" style:parent-style-name="lyt-roundedrect-outline1">
      <style:graphic-properties draw:opacity="0%" draw:textarea-vertical-align="middle" fo:min-height="13.859cm" draw:shadow-opacity="0%"/>
    </style:style>
    <style:style style:name="P1" style:family="paragraph">
      <style:text-properties fo:color="#009999"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top="0cm" fo:margin-bottom="0cm" fo:text-align="start"/>
      <style:text-properties fo:font-size="32pt"/>
    </style:style>
    <style:style style:name="P4" style:family="paragraph">
      <style:text-properties fo:font-size="28.1000003814697pt"/>
    </style:style>
    <style:style style:name="P5" style:family="paragraph">
      <style:paragraph-properties style:text-autospace="none">
        <style:tab-stops>
          <style:tab-stop style:position="0.933cm"/>
        </style:tab-stops>
      </style:paragraph-properties>
      <style:text-properties fo:color="#643820" fo:font-family="Menlo-Regular" fo:font-size="11pt" style:font-family-asian="Menlo-Regular" style:font-size-asian="11pt" style:font-family-complex="Menlo-Regular" style:font-size-complex="6.30000019073486pt"/>
    </style:style>
    <style:style style:name="P6" style:family="paragraph">
      <style:paragraph-properties fo:text-align="center"/>
    </style:style>
    <style:style style:name="T1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9999" fo:font-family="Futura" style:font-style-name="Medium Italic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009999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el Hostettler &amp; Cristofo Vilares</presentation:footer-decl>
      <presentation:date-time-decl presentation:name="dtd1" presentation:source="fixed">HackZurich 2016</presentation:date-time-decl>
      <draw:page draw:name="page1" draw:style-name="dp1" draw:master-page-name="lyt-roundedrect" presentation:presentation-page-layout-name="AL1T32" presentation:use-footer-name="ftr1" presentation:use-date-time-name="dtd1">
        <draw:frame presentation:style-name="pr1" draw:text-style-name="P1" draw:layer="layout" svg:width="23cm" svg:height="17.935cm" svg:x="1cm" svg:y="0.837cm" presentation:class="subtitle" presentation:user-transformed="true">
          <draw:text-box>
            <text:p text:style-name="P1"><text:span text:style-name="T1">HackZurich 2016</text:span></text:p>
            <text:p text:style-name="P1"><text:span text:style-name="T2"/></text:p>
            <text:p text:style-name="P1"><text:span text:style-name="T3">FOCUS</text:span></text:p>
            <text:p text:style-name="P1"><text:span text:style-name="T4"><text:line-break/></text:span><text:span text:style-name="T4">prevention driving simu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2T0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What is FOCUS?</text:p>
          </draw:text-box>
        </draw:frame>
        <draw:frame presentation:style-name="pr4" draw:text-style-name="P2" draw:layer="layout" svg:width="22.6cm" svg:height="13.859cm" svg:x="1.4cm" svg:y="5.752cm" presentation:class="subtitle" presentation:user-transformed="true">
          <draw:text-box>
            <text:p text:style-name="P2"><text:span text:style-name="T5"/></text:p>
            <text:p text:style-name="P2"><text:span text:style-name="T5">FOCUS is a driving simulator</text:span></text:p>
            <text:p text:style-name="P2"><text:span text:style-name="T5"/></text:p>
            <text:list text:style-name="L2">
              <text:list-item>
                <text:list>
                  <text:list-item>
                    <text:p text:style-name="P2"><text:span text:style-name="T5"><text:s text:c="2"/></text:span><text:span text:style-name="T5">Show user how dangerous it is to use a smartphone when driving a car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3"><text:span text:style-name="T5"><text:s text:c="3"/></text:span><text:span text:style-name="T5">Based on Unity3d, running on a Samsung S6 <text:s text:c="11"/></text:span></text:p>
                <text:p text:style-name="P3"><text:span text:style-name="T5"><text:s text:c="3"/></text:span><text:span text:style-name="T5">Edge with Samsung Gear VR and Xbox or a </text:span></text:p>
                <text:p text:style-name="P3"><text:span text:style-name="T5"><text:s text:c="3"/></text:span><text:span text:style-name="T5">Samsung controller</text:span> 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Vision</text:p>
          </draw:text-box>
        </draw:frame>
        <draw:frame presentation:style-name="pr6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elp prevent accidents and wipe out bad habits</text:span></text:p>
              </text:list-item>
              <text:list-item>
                <text:p><text:span text:style-name="T5">Develop a tool that gives an user the feeling that he wants to improve his habits</text:span></text:p>
              </text:list-item>
              <text:list-item>
                <text:p><text:span text:style-name="T5">Possibility for insurance companies to predict the risk of a driver</text:span></text:p>
                <text:list>
                  <text:list-item>
                    <text:p><text:span text:style-name="T5"><text:s text:c="3"/></text:span><text:span text:style-name="T5">Analyse driving habits of an insured person</text:span></text:p>
                  </text:list-item>
                </text:list>
              </text:list-item>
              <text:list-item>
                <text:p><text:span text:style-name="T5">Implement 3d generation from Google Maps</text:span></text:p>
                <text:list>
                  <text:list-item>
                    <text:p><text:span text:style-name="T5"><text:s text:c="3"/></text:span><text:span text:style-name="T5">Analyse difference between known and unknown routes</text:span></text:p>
                  </text:list-item>
                </text:list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>
          <draw:text-box>
            <text:p>Demonstration</text:p>
          </draw:text-box>
        </draw:frame>
        <draw:frame presentation:style-name="pr6" draw:layer="layout" svg:width="22.6cm" svg:height="13.859cm" svg:x="1.4cm" svg:y="4.914cm" presentation:class="outline">
          <draw:text-box>
            <text:list text:style-name="L3">
              <text:list-header>
                <text:p/>
                <text:p/>
                <text:p text:style-name="P6"/>
                <text:p text:style-name="P6"><text:span text:style-name="T6">Sit back and enjoy the ride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Thanks for the Opportunity</text:p>
          </draw:text-box>
        </draw:frame>
        <draw:frame presentation:style-name="pr7" draw:layer="layout" svg:width="22.6cm" svg:height="13.859cm" svg:x="1.4cm" svg:y="4.914cm" presentation:class="outline" presentation:user-transformed="true">
          <draw:text-box>
            <text:list text:style-name="L3">
              <text:list-header>
                <text:p/>
                <text:p text:style-name="P6">Thx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ofo Vilares</meta:initial-creator>
    <meta:creation-date>2016-09-17T01:10:35</meta:creation-date>
    <meta:editing-duration>PT9M11S</meta:editing-duration>
    <meta:editing-cycles>3</meta:editing-cycles>
    <dc:date>2016-09-17T01:51:36</dc:date>
    <dc:creator>Cristofo Vilares</dc:creator>
    <meta:generator>OpenOffice/4.1.2$Unix OpenOffice.org_project/412m3$Build-9782</meta:generator>
    <meta:document-statistic meta:object-count="51"/>
  </office:meta>
</office:document-meta>
</file>